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Contents_20_Heading">
      <style:text-properties fo:language="de" fo:country="DE"/>
    </style:style>
    <style:style style:name="P6" style:family="paragraph" style:parent-style-name="Heading_20_1">
      <style:text-properties fo:language="de" fo:country="DE"/>
    </style:style>
    <style:style style:name="P7" style:family="paragraph" style:parent-style-name="Heading_20_1">
      <style:text-properties fo:language="de" fo:country="DE" officeooo:rsid="002576c4" officeooo:paragraph-rsid="002576c4"/>
    </style:style>
    <style:style style:name="P8" style:family="paragraph" style:parent-style-name="Standard">
      <style:text-properties fo:language="de" fo:country="DE" officeooo:paragraph-rsid="001f4e9b" fo:background-color="transparent"/>
    </style:style>
    <style:style style:name="P9" style:family="paragraph" style:parent-style-name="Standard">
      <loext:graphic-properties draw:fill="solid" draw:fill-color="#1e1f22"/>
      <style:paragraph-properties fo:background-color="#1e1f22" fo:padding="0in" fo:border="none" style:shadow="none"/>
      <style:text-properties fo:language="de" fo:country="DE" officeooo:paragraph-rsid="00268745" fo:background-color="transparent"/>
    </style:style>
    <style:style style:name="P10" style:family="paragraph" style:parent-style-name="Standard">
      <loext:graphic-properties draw:fill="solid" draw:fill-color="#1e1f22"/>
      <style:paragraph-properties fo:background-color="#1e1f22" fo:padding="0in" fo:border="none" style:shadow="none"/>
      <style:text-properties fo:language="zxx" fo:country="none" officeooo:paragraph-rsid="001f4e9b" fo:background-color="transparent"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de" fo:country="DE" officeooo:rsid="00251142" officeooo:paragraph-rsid="002576c4" fo:background-color="transparent"/>
    </style:style>
    <style:style style:name="P12" style:family="paragraph" style:parent-style-name="Text_20_body">
      <style:paragraph-properties fo:text-align="justify" style:justify-single-word="false"/>
      <style:text-properties fo:language="de" fo:country="DE" officeooo:rsid="002576c4" officeooo:paragraph-rsid="002576c4"/>
    </style:style>
    <style:style style:name="P13" style:family="paragraph" style:parent-style-name="Text_20_body">
      <style:text-properties fo:language="de" fo:country="DE" officeooo:rsid="00268745" officeooo:paragraph-rsid="00268745"/>
    </style:style>
    <style:style style:name="T1" style:family="text">
      <style:text-properties officeooo:rsid="001fbed0"/>
    </style:style>
    <style:style style:name="T2" style:family="text">
      <style:text-properties officeooo:rsid="00251142"/>
    </style:style>
    <style:style style:name="T3" style:family="text">
      <style:text-properties fo:language="de" fo:country="DE"/>
    </style:style>
    <style:style style:name="T4" style:family="text">
      <style:text-properties officeooo:rsid="002576c4"/>
    </style:style>
    <style:style style:name="T5" style:family="text">
      <style:text-properties fo:language="en" fo:country="US"/>
    </style:style>
    <style:style style:name="T6" style:family="text">
      <style:text-properties fo:language="en" fo:country="US" officeooo:rsid="002576c4"/>
    </style:style>
    <style:style style:name="T7" style:family="text">
      <style:text-properties fo:color="#cf8e6d" loext:opacity="100%" style:font-name="JetBrains Mono" fo:font-size="10pt" fo:language="en" fo:country="US" fo:font-style="normal" fo:font-weight="normal" style:font-size-asian="10pt" style:font-style-asian="normal" style:font-weight-asian="normal"/>
    </style:style>
    <style:style style:name="T8" style:family="text">
      <style:text-properties fo:color="#bcbec4"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language="en" fo:country="US" fo:font-style="normal" fo:font-weight="normal" style:font-size-asian="10pt" style:font-style-asian="normal" style:font-weight-asian="normal"/>
    </style:style>
    <style:style style:name="T10" style:family="text">
      <style:text-properties fo:color="#b200b2" loext:opacity="100%" style:font-name="JetBrains Mono" fo:font-size="10pt" fo:language="en" fo:country="US" fo:font-style="normal" fo:font-weight="normal" style:font-size-asian="10pt" style:font-style-asian="normal" style:font-weight-asian="normal"/>
    </style:style>
    <style:style style:name="T11" style:family="text">
      <style:text-properties fo:color="#94558d" loext:opacity="100%" style:font-name="JetBrains Mono" fo:font-size="10pt" fo:language="en" fo:country="US" fo:font-style="normal" fo:font-weight="normal" style:font-size-asian="10pt" style:font-style-asian="normal" style:font-weight-asian="normal"/>
    </style:style>
    <style:style style:name="T12" style:family="text">
      <style:text-properties fo:color="#8888c6" loext:opacity="100%" style:font-name="JetBrains Mono" fo:font-size="10pt" fo:language="en" fo:country="US" fo:font-style="normal" fo:font-weight="normal" style:font-size-asian="10pt" style:font-style-asian="normal" style:font-weight-asian="normal"/>
    </style:style>
    <style:style style:name="T13" style:family="text">
      <style:text-properties fo:color="#6aab73" loext:opacity="100%" style:font-name="JetBrains Mono" fo:font-size="10pt" fo:language="en" fo:country="US" fo:font-style="normal" fo:font-weight="normal" style:font-size-asian="10pt" style:font-style-asian="normal" style:font-weight-asian="normal"/>
    </style:style>
    <style:style style:name="T14" style:family="text">
      <style:text-properties fo:color="#6aab73" loext:opacity="100%" style:font-name="JetBrains Mono" fo:font-size="10pt" fo:language="en" fo:country="US" fo:font-style="normal" fo:font-weight="normal" fo:background-color="#293c40" loext:char-shading-value="0" style:font-size-asian="10pt" style:font-style-asian="normal" style:font-weight-asian="normal"/>
    </style:style>
    <style:style style:name="T15" style:family="text">
      <style:text-properties fo:color="#2aacb8" loext:opacity="100%" style:font-name="JetBrains Mono" fo:font-size="10pt" fo:language="en" fo:country="US" fo:font-style="normal" fo:font-weight="normal" style:font-size-asian="10pt" style:font-style-asian="normal" style:font-weight-asian="normal"/>
    </style:style>
    <style:style style:name="T16" style:family="text">
      <style:text-properties fo:color="#56a8f5" loext:opacity="100%" style:font-name="JetBrains Mono" fo:font-size="10pt" fo:language="en" fo:country="US" fo:font-style="normal" fo:font-weight="normal" style:font-size-asian="10pt" style:font-style-asian="normal" style:font-weight-asian="normal"/>
    </style:style>
    <style:style style:name="T17" style:family="text">
      <style:text-properties fo:color="#7a7e85" loext:opacity="100%" style:font-name="JetBrains Mono" fo:font-size="10pt" fo:language="en" fo:country="US" fo:font-style="normal" fo:font-weight="normal" style:font-size-asian="10pt" style:font-style-asian="normal" style:font-weight-asian="normal"/>
    </style:style>
    <style:style style:name="T18" style:family="text">
      <style:text-properties fo:color="#aa4926" loext:opacity="100%" style:font-name="JetBrains Mono" fo:font-size="10pt" fo:language="en" fo:country="US" fo:font-style="normal" fo:font-weight="normal" style:font-size-asian="10pt" style:font-style-asian="normal" style:font-weight-asian="normal"/>
    </style:style>
    <style:style style:name="T19" style:family="text">
      <style:text-properties fo:color="#c77dbb" loext:opacity="100%" style:font-name="JetBrains Mono" fo:font-size="10pt" fo:font-style="italic" fo:font-weight="normal" style:font-size-asian="10pt" style:font-style-asian="italic" style:font-weight-asian="normal"/>
    </style:style>
    <style:style style:name="T20" style:family="text">
      <style:text-properties fo:language="zxx" fo:country="none" style:language-asian="zxx" style:country-asian="none" style:language-complex="zxx" style:country-complex="none"/>
    </style:style>
    <style:style style:name="T21" style:family="text">
      <style:text-properties officeooo:rsid="0027f184"/>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2">3</text:span>: <text:span text:style-name="T2">Zauberschule</text:span><text:reference-mark-end text:name="Aufgabe"/></text:p>
      <text:p text:style-name="P4"><text:span text:style-name="T2">Team</text:span>-ID: <text:span text:style-name="T2">00879</text:span></text:p>
      <text:p text:style-name="P4">Bearbeiter/-in dieser Aufgabe:<text:line-break/><text:span text:style-name="T2">Karl Zschiebsch</text:span></text:p>
      <text:p text:style-name="P1"><text:date style:data-style-name="N46" text:date-value="2023-11-12T11:27:57.729280223"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text:span text:style-name="T3">Lösungsidee</text:span><text:bookmark-end text:name="__RefHeading___Toc2232_4178761632"/></text:h>
      <text:p text:style-name="P12">Inspiriert wurde die Lösungsidee von Wegfindungsalgorithmen. Um den kürzesten Weg zu finden, markiert vom Startfeld ausgehend jedes Feld alle seine Nachbarn. Das Feld, welches zuerst das Zielfeld markiert, berechnet, von welchen Feldern es selbst markiert wurde. Der Weg, der darüber berechnet wurde, ist der kürzeste. Beachtet muss jedoch, dass nicht alle Felder “gleichzeitig” ihre Nachbarn markieren, sondern es eine Zeitverzögerung gibt.</text:p>
      <text:h text:style-name="P7" text:outline-level="1"><text:bookmark-start text:name="__RefHeading___Toc2234_4178761632"/>Umsetzung<text:bookmark-end text:name="__RefHeading___Toc2234_4178761632"/></text:h>
      <text:p text:style-name="P11">Um den kürzesten Weg zwischen A und B zu finden, wird zunächst A bestimmt. Von A aus w<text:span text:style-name="T4">erden alle angrenzenden Felder bestimmt (Das Feld im anderen Stockwerk zählt auch als angrenzend). Für jedes freie angrenzende Feld wird eine Aktion erstellt, die in drei Iterationen, falls das Stockwerk gewechselt wurde, sonst einer Iteration, abgearbeitet wird. Ein Feld gilt dann als frei, wenn es keine Wand ist und noch nicht markiert wurde. Wenn eine Aktion abgearbeitet wird, wird bestimmt, ob das Feld bereits markiert wurde. Wenn ein Feld noch nicht markiert wurde, markiert die Aktion das Feld und erstellt umgehend für alle verbleibenden freien Felder eine Aktion. Für die Iterationen wird ein </text:span><text:span text:style-name="T6">Queue</text:span><text:span text:style-name="T4"> erstellt. Das Queue beinhaltet eine Reihe von Listen von Aktionen. Jede Liste stellt die Aktionen dar, die abgearbeitet werden sollen. Bei der Iteration wird die vorderste Liste mit Aktionen abgearbeitet und aus dem Queue entfernt. Dann rotieren die Elemente im Queue und an letzter stelle wird eine neue Liste hinzu gefügt.</text:span></text:p>
      <text:h text:style-name="P6" text:outline-level="1"><text:bookmark-start text:name="__RefHeading___Toc2236_4178761632"/><text:soft-page-break/>Beispiele<text:bookmark-end text:name="__RefHeading___Toc2236_4178761632"/></text:h>
      <text:p text:style-name="P13">Unten angefügt sind alle Ergebnisse für die jeweilige Datei<text:span text:style-name="T21">en</text:span>. Die Symbole, um den Weg darzustellen, sind die selben wie in der <text:span text:style-name="T20">README.txt</text:span> beschrieben. Vor dem Weg steht jeweils noch die Zeit, die man für den Weg brauchen würde.</text:p>
      <text:p text:style-name="P10"><text:span text:style-name="T19">zauberschule0.txt</text:span><text:line-break/><text:span text:style-name="T8">( <text:s/>8s) !&gt;&gt;!</text:span><text:line-break/><text:line-break/><text:span text:style-name="T19">zauberschule1.txt</text:span><text:line-break/><text:span text:style-name="T8">( <text:s/>4s) &lt;&lt;^^</text:span><text:line-break/><text:line-break/><text:span text:style-name="T19">zauberschule2.txt</text:span><text:line-break/><text:span text:style-name="T8">( 14s) &gt;&gt;!&gt;&gt;!vv&gt;&gt;</text:span><text:line-break/><text:line-break/><text:span text:style-name="T19">zauberschule3.txt</text:span><text:line-break/><text:span text:style-name="T8">( 28s) vv&gt;&gt;^^&gt;&gt;&gt;&gt;vv&gt;&gt;&gt;&gt;^^&gt;&gt;&gt;&gt;&gt;&gt;^^&gt;&gt;</text:span><text:line-break/><text:line-break/><text:span text:style-name="T19">zauberschule4.txt</text:span><text:line-break/><text:span text:style-name="T8">( 84s) ^!^^^!&lt;&lt;&lt;&lt;&lt;&lt;^^&lt;&lt;&lt;&lt;&lt;&lt;&lt;&lt;vv&lt;&lt;^^&lt;&lt;&lt;&lt;&lt;&lt;&lt;&lt;!^^^^!&lt;&lt;!&lt;&lt;vv&lt;&lt;^^&lt;&lt;vv!&lt;&lt;&lt;&lt;^^&lt;&lt;^^&lt;&lt;&lt;&lt;</text:span><text:line-break/><text:line-break/><text:span text:style-name="T19">zauberschule5.txt</text:span><text:line-break/><text:span text:style-name="T8">(124s) !vv&gt;&gt;vv&gt;&gt;&gt;&gt;&gt;&gt;!&gt;&gt;&gt;&gt;&gt;&gt;&gt;&gt;!vv&gt;&gt;&gt;&gt;&gt;&gt;&gt;&gt;^^^^!^^&gt;&gt;!&gt;&gt;&gt;&gt;&gt;&gt;!^^^^&gt;&gt;^^&gt;&gt;&gt;&gt;^^^^!^^&gt;&gt;^^&gt;&gt;&gt;&gt;&gt;&gt;!vv!vv&gt;&gt;&gt;&gt;&gt;&gt;&gt;&gt;!&gt;&gt;&gt;&gt;&gt;&gt;^^&lt;&lt;</text:span><text:line-break/></text:p>
      <text:p text:style-name="P8"/>
      <text:h text:style-name="P6" text:outline-level="1"><text:bookmark-start text:name="__RefHeading___Toc2238_4178761632"/>Quellcode<text:bookmark-end text:name="__RefHeading___Toc2238_4178761632"/></text:h>
      <text:p text:style-name="P13">Dies ist der Quellcode in Python. Es werden keine Bibliotheken benötigt.</text:p>
      <text:p text:style-name="P9"><text:span text:style-name="T7">class </text:span><text:span text:style-name="T9">Position:</text:span><text:span text:style-name="T5"><text:line-break/></text:span><text:span text:style-name="T9"> <text:s text:c="3"/></text:span><text:span text:style-name="T7">def </text:span><text:span text:style-name="T10">__init__</text:span><text:span text:style-name="T9">(</text:span><text:span text:style-name="T11">self</text:span><text:span text:style-name="T9">, x: </text:span><text:span text:style-name="T12">int</text:span><text:span text:style-name="T9">, y: </text:span><text:span text:style-name="T12">int</text:span><text:span text:style-name="T9">, z: </text:span><text:span text:style-name="T12">int</text:span><text:span text:style-name="T9">):</text:span><text:span text:style-name="T5"><text:line-break/></text:span><text:span text:style-name="T9"> <text:s text:c="7"/></text:span><text:span text:style-name="T11">self</text:span><text:span text:style-name="T9">.x = x</text:span><text:span text:style-name="T5"><text:line-break/></text:span><text:span text:style-name="T9"> <text:s text:c="7"/></text:span><text:span text:style-name="T11">self</text:span><text:span text:style-name="T9">.y = y</text:span><text:span text:style-name="T5"><text:line-break/></text:span><text:span text:style-name="T9"> <text:s text:c="7"/></text:span><text:span text:style-name="T11">self</text:span><text:span text:style-name="T9">.z = z</text:span><text:span text:style-name="T5"><text:line-break/><text:line-break/></text:span><text:span text:style-name="T7">class </text:span><text:span text:style-name="T9">Building:</text:span><text:span text:style-name="T5"><text:line-break/></text:span><text:span text:style-name="T9"> <text:s text:c="3"/></text:span><text:span text:style-name="T7">def </text:span><text:span text:style-name="T10">__init__</text:span><text:span text:style-name="T9">(</text:span><text:span text:style-name="T11">self</text:span><text:span text:style-name="T9">, path: </text:span><text:span text:style-name="T12">str</text:span><text:span text:style-name="T9">):</text:span><text:span text:style-name="T5"><text:line-break/></text:span><text:span text:style-name="T9"> <text:s text:c="7"/></text:span><text:span text:style-name="T11">self</text:span><text:span text:style-name="T9">.fields = [[], []]</text:span><text:span text:style-name="T5"><text:line-break/></text:span><text:span text:style-name="T9"> <text:s text:c="7"/></text:span><text:span text:style-name="T11">self</text:span><text:span text:style-name="T9">.schedule: </text:span><text:span text:style-name="T12">list</text:span><text:span text:style-name="T9">[</text:span><text:span text:style-name="T12">list</text:span><text:span text:style-name="T9">[</text:span><text:span text:style-name="T13">'</text:span><text:span text:style-name="T14">Action</text:span><text:span text:style-name="T13">'</text:span><text:span text:style-name="T9">]] = [[], [], [], []]</text:span><text:span text:style-name="T5"><text:line-break/></text:span><text:span text:style-name="T9"> <text:s text:c="7"/></text:span><text:span text:style-name="T7">with </text:span><text:span text:style-name="T12">open</text:span><text:span text:style-name="T9">(path, </text:span><text:span text:style-name="T13">'r'</text:span><text:span text:style-name="T9">) </text:span><text:span text:style-name="T7">as </text:span><text:span text:style-name="T9">reader:</text:span><text:span text:style-name="T5"><text:line-break/></text:span><text:span text:style-name="T9"> <text:s text:c="11"/></text:span><text:span text:style-name="T11">self</text:span><text:span text:style-name="T9">.n, </text:span><text:span text:style-name="T11">self</text:span><text:span text:style-name="T9">.m = [</text:span><text:span text:style-name="T12">int</text:span><text:span text:style-name="T9">(v) </text:span><text:span text:style-name="T7">for </text:span><text:span text:style-name="T9">v </text:span><text:span text:style-name="T7">in </text:span><text:span text:style-name="T9">reader.readline().split(</text:span><text:span text:style-name="T13">' '</text:span><text:span text:style-name="T9">)]</text:span><text:span text:style-name="T5"><text:line-break/></text:span><text:span text:style-name="T9"> <text:s text:c="11"/></text:span><text:span text:style-name="T7">for </text:span><text:span text:style-name="T9">z </text:span><text:span text:style-name="T7">in </text:span><text:span text:style-name="T12">range</text:span><text:span text:style-name="T9">(</text:span><text:span text:style-name="T12">len</text:span><text:span text:style-name="T9">(</text:span><text:span text:style-name="T11">self</text:span><text:span text:style-name="T9">.fields)):</text:span><text:span text:style-name="T5"><text:line-break/></text:span><text:span text:style-name="T9"> <text:s text:c="15"/></text:span><text:span text:style-name="T7">for </text:span><text:span text:style-name="T9">y </text:span><text:span text:style-name="T7">in </text:span><text:span text:style-name="T12">range</text:span><text:span text:style-name="T9">(</text:span><text:span text:style-name="T11">self</text:span><text:span text:style-name="T9">.n):</text:span><text:span text:style-name="T5"><text:line-break/></text:span><text:span text:style-name="T9"> <text:s text:c="19"/></text:span><text:span text:style-name="T11">self</text:span><text:span text:style-name="T9">.fields[z].append([])</text:span><text:span text:style-name="T5"><text:line-break/></text:span><text:span text:style-name="T9"> <text:s text:c="19"/></text:span><text:span text:style-name="T7">for </text:span><text:span text:style-name="T9">x </text:span><text:span text:style-name="T7">in </text:span><text:span text:style-name="T12">range</text:span><text:span text:style-name="T9">(</text:span><text:span text:style-name="T11">self</text:span><text:span text:style-name="T9">.m):</text:span><text:span text:style-name="T5"><text:line-break/></text:span><text:span text:style-name="T9"> <text:s text:c="23"/>c = Field(Position(x, y, z), reader.read(</text:span><text:span text:style-name="T15">1</text:span><text:span text:style-name="T9">))</text:span><text:span text:style-name="T5"><text:line-break/></text:span><text:span text:style-name="T9"> <text:s text:c="23"/></text:span><text:span text:style-name="T7">if </text:span><text:span text:style-name="T9">c.is_start():</text:span><text:span text:style-name="T5"><text:line-break/></text:span><text:span text:style-name="T9"> <text:s text:c="27"/></text:span><text:span text:style-name="T11">self</text:span><text:span text:style-name="T9">.start = c</text:span><text:span text:style-name="T5"><text:line-break/></text:span><text:span text:style-name="T9"> <text:s text:c="23"/></text:span><text:span text:style-name="T11">self</text:span><text:span text:style-name="T9">.fields[z][y].append(c)</text:span><text:span text:style-name="T5"><text:line-break/></text:span><text:span text:style-name="T9"> <text:s text:c="19"/>reader.read(</text:span><text:span text:style-name="T15">1</text:span><text:span text:style-name="T9">)</text:span><text:span text:style-name="T5"><text:line-break/></text:span><text:span text:style-name="T9"> <text:s text:c="15"/>reader.read(</text:span><text:span text:style-name="T15">1</text:span><text:span text:style-name="T9">)</text:span><text:span text:style-name="T5"><text:line-break/></text:span><text:soft-page-break/><text:span text:style-name="T9"> <text:s text:c="7"/></text:span><text:span text:style-name="T7">if </text:span><text:span text:style-name="T11">self</text:span><text:span text:style-name="T9">.start </text:span><text:span text:style-name="T7">is None</text:span><text:span text:style-name="T9">:</text:span><text:span text:style-name="T5"><text:line-break/></text:span><text:span text:style-name="T9"> <text:s text:c="11"/></text:span><text:span text:style-name="T7">raise </text:span><text:span text:style-name="T12">ValueError</text:span><text:span text:style-name="T5"><text:line-break/><text:line-break/></text:span><text:span text:style-name="T9"> <text:s text:c="3"/></text:span><text:span text:style-name="T7">def </text:span><text:span text:style-name="T16">is_inside</text:span><text:span text:style-name="T9">(</text:span><text:span text:style-name="T11">self</text:span><text:span text:style-name="T9">, p: </text:span><text:span text:style-name="T13">'</text:span><text:span text:style-name="T14">Position</text:span><text:span text:style-name="T13">'</text:span><text:span text:style-name="T9">) -&gt; </text:span><text:span text:style-name="T12">bool</text:span><text:span text:style-name="T9">:</text:span><text:span text:style-name="T5"><text:line-break/></text:span><text:span text:style-name="T9"> <text:s text:c="7"/></text:span><text:span text:style-name="T7">return </text:span><text:span text:style-name="T15">0 </text:span><text:span text:style-name="T9">&lt;= p.x &lt; </text:span><text:span text:style-name="T11">self</text:span><text:span text:style-name="T9">.m </text:span><text:span text:style-name="T7">and </text:span><text:span text:style-name="T15">0 </text:span><text:span text:style-name="T9">&lt;= p.y &lt; </text:span><text:span text:style-name="T11">self</text:span><text:span text:style-name="T9">.n </text:span><text:span text:style-name="T7">and </text:span><text:span text:style-name="T15">0 </text:span><text:span text:style-name="T9">&lt;= p.z &lt;= </text:span><text:span text:style-name="T15">1</text:span><text:span text:style-name="T5"><text:line-break/><text:line-break/></text:span><text:span text:style-name="T15"> <text:s text:c="3"/></text:span><text:span text:style-name="T7">def </text:span><text:span text:style-name="T16">is_blocked</text:span><text:span text:style-name="T9">(</text:span><text:span text:style-name="T11">self</text:span><text:span text:style-name="T9">, p: </text:span><text:span text:style-name="T13">'</text:span><text:span text:style-name="T14">Position</text:span><text:span text:style-name="T13">'</text:span><text:span text:style-name="T9">) -&gt; </text:span><text:span text:style-name="T12">bool</text:span><text:span text:style-name="T9">:</text:span><text:span text:style-name="T5"><text:line-break/></text:span><text:span text:style-name="T9"> <text:s text:c="7"/></text:span><text:span text:style-name="T7">if </text:span><text:span text:style-name="T11">self</text:span><text:span text:style-name="T9">.is_inside(p):</text:span><text:span text:style-name="T5"><text:line-break/></text:span><text:span text:style-name="T9"> <text:s text:c="11"/></text:span><text:span text:style-name="T7">return </text:span><text:span text:style-name="T11">self</text:span><text:span text:style-name="T9">.get_field(p).is_blocked()</text:span><text:span text:style-name="T5"><text:line-break/></text:span><text:span text:style-name="T9"> <text:s text:c="7"/></text:span><text:span text:style-name="T7">return True</text:span><text:span text:style-name="T5"><text:line-break/><text:line-break/></text:span><text:span text:style-name="T7"> <text:s text:c="3"/>def </text:span><text:span text:style-name="T16">is_available</text:span><text:span text:style-name="T9">(</text:span><text:span text:style-name="T11">self</text:span><text:span text:style-name="T9">, p: </text:span><text:span text:style-name="T13">'</text:span><text:span text:style-name="T14">Position</text:span><text:span text:style-name="T13">'</text:span><text:span text:style-name="T9">) -&gt; </text:span><text:span text:style-name="T12">bool</text:span><text:span text:style-name="T9">:</text:span><text:span text:style-name="T5"><text:line-break/></text:span><text:span text:style-name="T9"> <text:s text:c="7"/></text:span><text:span text:style-name="T7">return </text:span><text:span text:style-name="T11">self</text:span><text:span text:style-name="T9">.is_inside(p) </text:span><text:span text:style-name="T7">and </text:span><text:span text:style-name="T11">self</text:span><text:span text:style-name="T9">.get_field(p).is_available()</text:span><text:span text:style-name="T5"><text:line-break/><text:line-break/></text:span><text:span text:style-name="T9"> <text:s text:c="3"/></text:span><text:span text:style-name="T7">def </text:span><text:span text:style-name="T16">set_field</text:span><text:span text:style-name="T9">(</text:span><text:span text:style-name="T11">self</text:span><text:span text:style-name="T9">, p: Position, val: </text:span><text:span text:style-name="T13">'</text:span><text:span text:style-name="T14">Field</text:span><text:span text:style-name="T13">'</text:span><text:span text:style-name="T9">) -&gt; </text:span><text:span text:style-name="T7">None</text:span><text:span text:style-name="T9">:</text:span><text:span text:style-name="T5"><text:line-break/></text:span><text:span text:style-name="T9"> <text:s text:c="7"/></text:span><text:span text:style-name="T7">if </text:span><text:span text:style-name="T11">self</text:span><text:span text:style-name="T9">.is_inside(p):</text:span><text:span text:style-name="T5"><text:line-break/></text:span><text:span text:style-name="T9"> <text:s text:c="11"/></text:span><text:span text:style-name="T11">self</text:span><text:span text:style-name="T9">.fields[p.x][p.y][p.z] = val</text:span><text:span text:style-name="T5"><text:line-break/></text:span><text:span text:style-name="T9"> <text:s text:c="7"/></text:span><text:span text:style-name="T7">else</text:span><text:span text:style-name="T9">:</text:span><text:span text:style-name="T5"><text:line-break/></text:span><text:span text:style-name="T9"> <text:s text:c="11"/></text:span><text:span text:style-name="T7">raise </text:span><text:span text:style-name="T12">IndexError</text:span><text:span text:style-name="T9">(</text:span><text:span text:style-name="T13">f"</text:span><text:span text:style-name="T7">{</text:span><text:span text:style-name="T9">p</text:span><text:span text:style-name="T7">}</text:span><text:span text:style-name="T13"> is not in field!"</text:span><text:span text:style-name="T9">)</text:span><text:span text:style-name="T5"><text:line-break/><text:line-break/></text:span><text:span text:style-name="T9"> <text:s text:c="3"/></text:span><text:span text:style-name="T7">def </text:span><text:span text:style-name="T16">get_field</text:span><text:span text:style-name="T9">(</text:span><text:span text:style-name="T11">self</text:span><text:span text:style-name="T9">, p: Position) -&gt; </text:span><text:span text:style-name="T13">'</text:span><text:span text:style-name="T14">Field</text:span><text:span text:style-name="T13">'</text:span><text:span text:style-name="T9">:</text:span><text:span text:style-name="T5"><text:line-break/></text:span><text:span text:style-name="T9"> <text:s text:c="7"/></text:span><text:span text:style-name="T7">if </text:span><text:span text:style-name="T11">self</text:span><text:span text:style-name="T9">.is_inside(p):</text:span><text:span text:style-name="T5"><text:line-break/></text:span><text:span text:style-name="T9"> <text:s text:c="11"/></text:span><text:span text:style-name="T7">return </text:span><text:span text:style-name="T11">self</text:span><text:span text:style-name="T9">.fields[p.z][p.y][p.x]</text:span><text:span text:style-name="T5"><text:line-break/></text:span><text:span text:style-name="T9"> <text:s text:c="7"/></text:span><text:span text:style-name="T7">else</text:span><text:span text:style-name="T9">:</text:span><text:line-break/><text:span text:style-name="T8"> </text:span><text:span text:style-name="T9"><text:s text:c="11"/></text:span><text:span text:style-name="T7">raise </text:span><text:span text:style-name="T12">IndexError</text:span><text:span text:style-name="T9">(</text:span><text:span text:style-name="T13">f"</text:span><text:span text:style-name="T7">{</text:span><text:span text:style-name="T9">p</text:span><text:span text:style-name="T7">}</text:span><text:span text:style-name="T13"> is not in field!"</text:span><text:span text:style-name="T9">)</text:span><text:span text:style-name="T5"><text:line-break/><text:line-break/><text:line-break/></text:span><text:span text:style-name="T7">class </text:span><text:span text:style-name="T9">Field:</text:span><text:span text:style-name="T5"><text:line-break/></text:span><text:span text:style-name="T9"> <text:s text:c="3"/></text:span><text:span text:style-name="T7">def </text:span><text:span text:style-name="T10">__init__</text:span><text:span text:style-name="T9">(</text:span><text:span text:style-name="T11">self</text:span><text:span text:style-name="T9">, p: Position, t: </text:span><text:span text:style-name="T12">str</text:span><text:span text:style-name="T9">):</text:span><text:span text:style-name="T5"><text:line-break/></text:span><text:span text:style-name="T9"> <text:s text:c="7"/></text:span><text:span text:style-name="T7">if </text:span><text:span text:style-name="T9">t == </text:span><text:span text:style-name="T13">'</text:span><text:span text:style-name="T7">\t</text:span><text:span text:style-name="T13">'</text:span><text:span text:style-name="T9">:</text:span><text:span text:style-name="T5"><text:line-break/></text:span><text:span text:style-name="T9"> <text:s text:c="11"/></text:span><text:span text:style-name="T7">raise </text:span><text:span text:style-name="T12">AssertionError</text:span><text:span text:style-name="T9">(</text:span><text:span text:style-name="T13">f"Invalid type for </text:span><text:span text:style-name="T7">{</text:span><text:span text:style-name="T9">p</text:span><text:span text:style-name="T7">}</text:span><text:span text:style-name="T13">"</text:span><text:span text:style-name="T9">)</text:span><text:span text:style-name="T5"><text:line-break/></text:span><text:span text:style-name="T9"> <text:s text:c="7"/></text:span><text:span text:style-name="T11">self</text:span><text:span text:style-name="T9">.p = p</text:span><text:span text:style-name="T5"><text:line-break/></text:span><text:span text:style-name="T9"> <text:s text:c="7"/></text:span><text:span text:style-name="T11">self</text:span><text:span text:style-name="T9">.type = t</text:span><text:span text:style-name="T5"><text:line-break/></text:span><text:span text:style-name="T9"> <text:s text:c="7"/></text:span><text:span text:style-name="T11">self</text:span><text:span text:style-name="T9">.occupied = </text:span><text:span text:style-name="T7">None</text:span><text:span text:style-name="T5"><text:line-break/><text:line-break/></text:span><text:span text:style-name="T7"> <text:s text:c="3"/>def </text:span><text:span text:style-name="T16">is_blocked</text:span><text:span text:style-name="T9">(</text:span><text:span text:style-name="T11">self</text:span><text:span text:style-name="T9">) -&gt; </text:span><text:span text:style-name="T12">bool</text:span><text:span text:style-name="T9">:</text:span><text:span text:style-name="T5"><text:line-break/></text:span><text:span text:style-name="T9"> <text:s text:c="7"/></text:span><text:span text:style-name="T7">return not </text:span><text:span text:style-name="T11">self</text:span><text:span text:style-name="T9">.is_floor() </text:span><text:span text:style-name="T7">or </text:span><text:span text:style-name="T11">self</text:span><text:span text:style-name="T9">.occupied </text:span><text:span text:style-name="T7">is not None</text:span><text:span text:style-name="T5"><text:line-break/><text:line-break/></text:span><text:span text:style-name="T7"> <text:s text:c="3"/>def </text:span><text:span text:style-name="T16">is_available</text:span><text:span text:style-name="T9">(</text:span><text:span text:style-name="T11">self</text:span><text:span text:style-name="T9">) -&gt; </text:span><text:span text:style-name="T12">bool</text:span><text:span text:style-name="T9">:</text:span><text:span text:style-name="T5"><text:line-break/></text:span><text:span text:style-name="T9"> <text:s text:c="7"/></text:span><text:span text:style-name="T7">return </text:span><text:span text:style-name="T9">(</text:span><text:span text:style-name="T11">self</text:span><text:span text:style-name="T9">.is_floor() </text:span><text:span text:style-name="T7">or </text:span><text:span text:style-name="T11">self</text:span><text:span text:style-name="T9">.is_end()) </text:span><text:span text:style-name="T7">and </text:span><text:span text:style-name="T11">self</text:span><text:span text:style-name="T9">.occupied </text:span><text:span text:style-name="T7">is None</text:span><text:span text:style-name="T5"><text:line-break/><text:line-break/></text:span><text:span text:style-name="T7"> <text:s text:c="3"/>def </text:span><text:span text:style-name="T16">is_wall</text:span><text:span text:style-name="T9">(</text:span><text:span text:style-name="T11">self</text:span><text:span text:style-name="T9">) -&gt; </text:span><text:span text:style-name="T12">bool</text:span><text:span text:style-name="T9">:</text:span><text:span text:style-name="T5"><text:line-break/></text:span><text:span text:style-name="T9"> <text:s text:c="7"/></text:span><text:span text:style-name="T7">return </text:span><text:span text:style-name="T11">self</text:span><text:span text:style-name="T9">.type == </text:span><text:span text:style-name="T13">'#'</text:span><text:span text:style-name="T5"><text:line-break/><text:line-break/></text:span><text:span text:style-name="T13"> <text:s text:c="3"/></text:span><text:span text:style-name="T7">def </text:span><text:span text:style-name="T16">is_floor</text:span><text:span text:style-name="T9">(</text:span><text:span text:style-name="T11">self</text:span><text:span text:style-name="T9">) -&gt; </text:span><text:span text:style-name="T12">bool</text:span><text:span text:style-name="T9">:</text:span><text:span text:style-name="T5"><text:line-break/></text:span><text:span text:style-name="T9"> <text:s text:c="7"/></text:span><text:span text:style-name="T7">return </text:span><text:span text:style-name="T11">self</text:span><text:span text:style-name="T9">.type == </text:span><text:span text:style-name="T13">'.'</text:span><text:span text:style-name="T5"><text:line-break/><text:line-break/></text:span><text:span text:style-name="T13"> <text:s text:c="3"/></text:span><text:span text:style-name="T7">def </text:span><text:span text:style-name="T16">is_start</text:span><text:span text:style-name="T9">(</text:span><text:span text:style-name="T11">self</text:span><text:span text:style-name="T9">) -&gt; </text:span><text:span text:style-name="T12">bool</text:span><text:span text:style-name="T9">:</text:span><text:span text:style-name="T5"><text:line-break/></text:span><text:span text:style-name="T9"> <text:s text:c="7"/></text:span><text:span text:style-name="T7">return </text:span><text:span text:style-name="T11">self</text:span><text:span text:style-name="T9">.type == </text:span><text:span text:style-name="T13">'A'</text:span><text:span text:style-name="T5"><text:line-break/><text:line-break/></text:span><text:span text:style-name="T13"> <text:s text:c="3"/></text:span><text:span text:style-name="T7">def </text:span><text:span text:style-name="T16">is_end</text:span><text:span text:style-name="T9">(</text:span><text:span text:style-name="T11">self</text:span><text:span text:style-name="T9">) -&gt; </text:span><text:span text:style-name="T12">bool</text:span><text:span text:style-name="T9">:</text:span><text:span text:style-name="T5"><text:line-break/></text:span><text:span text:style-name="T9"> <text:s text:c="7"/></text:span><text:span text:style-name="T7">return </text:span><text:span text:style-name="T11">self</text:span><text:span text:style-name="T9">.type == </text:span><text:span text:style-name="T13">'B'</text:span><text:span text:style-name="T5"><text:line-break/><text:line-break/></text:span><text:span text:style-name="T13"> <text:s text:c="3"/></text:span><text:span text:style-name="T7">def </text:span><text:span text:style-name="T16">neighbours</text:span><text:span text:style-name="T9">(</text:span><text:span text:style-name="T11">self</text:span><text:span text:style-name="T9">, b: Building) -&gt; </text:span><text:span text:style-name="T12">list</text:span><text:span text:style-name="T9">[</text:span><text:span text:style-name="T13">'</text:span><text:span text:style-name="T14">Field</text:span><text:span text:style-name="T13">'</text:span><text:span text:style-name="T9">]:</text:span><text:span text:style-name="T5"><text:line-break/></text:span><text:span text:style-name="T9"> <text:s text:c="7"/>neighbours = []</text:span><text:span text:style-name="T5"><text:line-break/></text:span><text:soft-page-break/><text:span text:style-name="T9"> <text:s text:c="7"/></text:span><text:span text:style-name="T7">for </text:span><text:span text:style-name="T9">i </text:span><text:span text:style-name="T7">in </text:span><text:span text:style-name="T12">range</text:span><text:span text:style-name="T9">(-</text:span><text:span text:style-name="T15">1</text:span><text:span text:style-name="T9">, </text:span><text:span text:style-name="T15">2</text:span><text:span text:style-name="T9">, </text:span><text:span text:style-name="T15">2</text:span><text:span text:style-name="T9">):</text:span><text:span text:style-name="T5"><text:line-break/></text:span><text:span text:style-name="T9"> <text:s text:c="11"/>p_0 = Position(</text:span><text:span text:style-name="T11">self</text:span><text:span text:style-name="T9">.p.x + i, </text:span><text:span text:style-name="T11">self</text:span><text:span text:style-name="T9">.p.y, </text:span><text:span text:style-name="T11">self</text:span><text:span text:style-name="T9">.p.z)</text:span><text:span text:style-name="T5"><text:line-break/></text:span><text:span text:style-name="T9"> <text:s text:c="11"/></text:span><text:span text:style-name="T7">if </text:span><text:span text:style-name="T9">b.is_available(p_0):</text:span><text:span text:style-name="T5"><text:line-break/></text:span><text:span text:style-name="T9"> <text:s text:c="15"/>neighbours.append(b.get_field(p_0))</text:span><text:span text:style-name="T5"><text:line-break/></text:span><text:span text:style-name="T9"> <text:s text:c="11"/>p_1 = Position(</text:span><text:span text:style-name="T11">self</text:span><text:span text:style-name="T9">.p.x, </text:span><text:span text:style-name="T11">self</text:span><text:span text:style-name="T9">.p.y + i, </text:span><text:span text:style-name="T11">self</text:span><text:span text:style-name="T9">.p.z)</text:span><text:span text:style-name="T5"><text:line-break/></text:span><text:span text:style-name="T9"> <text:s text:c="11"/></text:span><text:span text:style-name="T7">if </text:span><text:span text:style-name="T9">b.is_available(p_1):</text:span><text:span text:style-name="T5"><text:line-break/></text:span><text:span text:style-name="T9"> <text:s text:c="15"/>neighbours.append(b.get_field(p_1))</text:span><text:span text:style-name="T5"><text:line-break/></text:span><text:span text:style-name="T9"> <text:s text:c="7"/></text:span><text:span text:style-name="T7">return </text:span><text:span text:style-name="T9">neighbours</text:span><text:span text:style-name="T5"><text:line-break/><text:line-break/></text:span><text:span text:style-name="T9"> <text:s text:c="3"/></text:span><text:span text:style-name="T7">def </text:span><text:span text:style-name="T10">__str__</text:span><text:span text:style-name="T9">(</text:span><text:span text:style-name="T11">self</text:span><text:span text:style-name="T9">):</text:span><text:span text:style-name="T5"><text:line-break/></text:span><text:span text:style-name="T9"> <text:s text:c="7"/></text:span><text:span text:style-name="T7">return </text:span><text:span text:style-name="T13">f"</text:span><text:span text:style-name="T7">{</text:span><text:span text:style-name="T11">self</text:span><text:span text:style-name="T9">.p</text:span><text:span text:style-name="T7">}</text:span><text:span text:style-name="T13"> =&gt; </text:span><text:span text:style-name="T7">{</text:span><text:span text:style-name="T11">self</text:span><text:span text:style-name="T9">.type</text:span><text:span text:style-name="T7">}</text:span><text:span text:style-name="T13">"</text:span><text:span text:style-name="T5"><text:line-break/><text:line-break/></text:span><text:span text:style-name="T13"> <text:s text:c="3"/></text:span><text:span text:style-name="T7">def </text:span><text:span text:style-name="T10">__repr__</text:span><text:span text:style-name="T9">(</text:span><text:span text:style-name="T11">self</text:span><text:span text:style-name="T9">):</text:span><text:span text:style-name="T5"><text:line-break/></text:span><text:span text:style-name="T9"> <text:s text:c="7"/></text:span><text:span text:style-name="T7">return </text:span><text:span text:style-name="T13">f"Field(</text:span><text:span text:style-name="T7">{</text:span><text:span text:style-name="T12">repr</text:span><text:span text:style-name="T9">(</text:span><text:span text:style-name="T11">self</text:span><text:span text:style-name="T9">.p)</text:span><text:span text:style-name="T7">}</text:span><text:span text:style-name="T13">, '</text:span><text:span text:style-name="T7">{</text:span><text:span text:style-name="T11">self</text:span><text:span text:style-name="T9">.type</text:span><text:span text:style-name="T7">}</text:span><text:span text:style-name="T13">')"</text:span><text:span text:style-name="T5"><text:line-break/><text:line-break/><text:line-break/></text:span><text:span text:style-name="T7">class </text:span><text:span text:style-name="T9">Action:</text:span><text:span text:style-name="T5"><text:line-break/><text:line-break/></text:span><text:span text:style-name="T9"> <text:s text:c="3"/></text:span><text:span text:style-name="T7">def </text:span><text:span text:style-name="T10">__init__</text:span><text:span text:style-name="T9">(</text:span><text:span text:style-name="T11">self</text:span><text:span text:style-name="T9">, target: Field, origin: </text:span><text:span text:style-name="T13">'</text:span><text:span text:style-name="T14">Action</text:span><text:span text:style-name="T13">' </text:span><text:span text:style-name="T9">= </text:span><text:span text:style-name="T7">None</text:span><text:span text:style-name="T9">):</text:span><text:span text:style-name="T5"><text:line-break/></text:span><text:span text:style-name="T9"> <text:s text:c="7"/></text:span><text:span text:style-name="T11">self</text:span><text:span text:style-name="T9">.target = target</text:span><text:span text:style-name="T5"><text:line-break/></text:span><text:span text:style-name="T9"> <text:s text:c="7"/></text:span><text:span text:style-name="T11">self</text:span><text:span text:style-name="T9">.origin = origin</text:span><text:span text:style-name="T5"><text:line-break/><text:line-break/></text:span><text:span text:style-name="T9"> <text:s text:c="3"/></text:span><text:span text:style-name="T7">def </text:span><text:span text:style-name="T16">conquer</text:span><text:span text:style-name="T9">(</text:span><text:span text:style-name="T11">self</text:span><text:span text:style-name="T9">, b: Building) -&gt; </text:span><text:span text:style-name="T7">None</text:span><text:span text:style-name="T9">:</text:span><text:span text:style-name="T5"><text:line-break/></text:span><text:span text:style-name="T9"> <text:s text:c="7"/>t = </text:span><text:span text:style-name="T11">self</text:span><text:span text:style-name="T9">.target <text:s/></text:span><text:span text:style-name="T17"># Shortcut</text:span><text:span text:style-name="T5"><text:line-break/></text:span><text:span text:style-name="T17"> <text:s text:c="7"/></text:span><text:span text:style-name="T7">for </text:span><text:span text:style-name="T9">f </text:span><text:span text:style-name="T7">in </text:span><text:span text:style-name="T9">t.neighbours(b):</text:span><text:span text:style-name="T5"><text:line-break/></text:span><text:span text:style-name="T9"> <text:s text:c="11"/>b.schedule[</text:span><text:span text:style-name="T15">1</text:span><text:span text:style-name="T9">].append(Action(f, </text:span><text:span text:style-name="T18">origin</text:span><text:span text:style-name="T9">=</text:span><text:span text:style-name="T11">self</text:span><text:span text:style-name="T9">))</text:span><text:span text:style-name="T5"><text:line-break/></text:span><text:span text:style-name="T9"> <text:s text:c="7"/>pos = Position(t.p.x, t.p.y, (</text:span><text:span text:style-name="T15">1</text:span><text:span text:style-name="T9">, </text:span><text:span text:style-name="T15">0</text:span><text:span text:style-name="T9">)[t.p.z])</text:span><text:span text:style-name="T5"><text:line-break/></text:span><text:span text:style-name="T9"> <text:s text:c="7"/></text:span><text:span text:style-name="T7">if </text:span><text:span text:style-name="T9">b.is_available(pos):</text:span><text:span text:style-name="T5"><text:line-break/></text:span><text:span text:style-name="T9"> <text:s text:c="11"/>f = b.get_field(pos)</text:span><text:span text:style-name="T5"><text:line-break/></text:span><text:span text:style-name="T9"> <text:s text:c="11"/>b.schedule[</text:span><text:span text:style-name="T15">3</text:span><text:span text:style-name="T9">].append(Action(f, </text:span><text:span text:style-name="T18">origin</text:span><text:span text:style-name="T9">=</text:span><text:span text:style-name="T11">self</text:span><text:span text:style-name="T9">))</text:span><text:span text:style-name="T5"><text:line-break/><text:line-break/></text:span><text:span text:style-name="T9"> <text:s text:c="3"/></text:span><text:span text:style-name="T7">def </text:span><text:span text:style-name="T16">get_action</text:span><text:span text:style-name="T9">(</text:span><text:span text:style-name="T11">self</text:span><text:span text:style-name="T9">) -&gt; </text:span><text:span text:style-name="T12">str</text:span><text:span text:style-name="T9">:</text:span><text:span text:style-name="T5"><text:line-break/></text:span><text:span text:style-name="T9"> <text:s text:c="7"/>diff = </text:span><text:span text:style-name="T11">self</text:span><text:span text:style-name="T9">.target.p - </text:span><text:span text:style-name="T11">self</text:span><text:span text:style-name="T9">.origin.target.p</text:span><text:span text:style-name="T5"><text:line-break/></text:span><text:span text:style-name="T9"> <text:s text:c="7"/></text:span><text:span text:style-name="T7">if </text:span><text:span text:style-name="T9">diff.x &lt; </text:span><text:span text:style-name="T15">0</text:span><text:span text:style-name="T9">:</text:span><text:span text:style-name="T5"><text:line-break/></text:span><text:span text:style-name="T9"> <text:s text:c="11"/></text:span><text:span text:style-name="T7">return </text:span><text:span text:style-name="T13">'&lt;'</text:span><text:span text:style-name="T5"><text:line-break/></text:span><text:span text:style-name="T13"> <text:s text:c="7"/></text:span><text:span text:style-name="T7">if </text:span><text:span text:style-name="T9">diff.x &gt; </text:span><text:span text:style-name="T15">0</text:span><text:span text:style-name="T9">:</text:span><text:span text:style-name="T5"><text:line-break/></text:span><text:span text:style-name="T9"> <text:s text:c="11"/></text:span><text:span text:style-name="T7">return </text:span><text:span text:style-name="T13">'&gt;'</text:span><text:span text:style-name="T5"><text:line-break/></text:span><text:span text:style-name="T13"> <text:s text:c="7"/></text:span><text:span text:style-name="T7">if </text:span><text:span text:style-name="T9">diff.y &lt; </text:span><text:span text:style-name="T15">0</text:span><text:span text:style-name="T9">:</text:span><text:span text:style-name="T5"><text:line-break/></text:span><text:span text:style-name="T9"> <text:s text:c="11"/></text:span><text:span text:style-name="T7">return </text:span><text:span text:style-name="T13">'^'</text:span><text:span text:style-name="T5"><text:line-break/></text:span><text:span text:style-name="T13"> <text:s text:c="7"/></text:span><text:span text:style-name="T7">if </text:span><text:span text:style-name="T9">diff.y &gt; </text:span><text:span text:style-name="T15">0</text:span><text:span text:style-name="T9">:</text:span><text:span text:style-name="T5"><text:line-break/></text:span><text:span text:style-name="T9"> <text:s text:c="11"/></text:span><text:span text:style-name="T7">return </text:span><text:span text:style-name="T13">'v'</text:span><text:span text:style-name="T5"><text:line-break/></text:span><text:span text:style-name="T13"> <text:s text:c="7"/></text:span><text:span text:style-name="T7">if </text:span><text:span text:style-name="T9">diff.z != </text:span><text:span text:style-name="T15">0</text:span><text:span text:style-name="T9">:</text:span><text:span text:style-name="T5"><text:line-break/></text:span><text:span text:style-name="T9"> <text:s text:c="11"/></text:span><text:span text:style-name="T7">return </text:span><text:span text:style-name="T13">'!'</text:span><text:span text:style-name="T5"><text:line-break/><text:line-break/></text:span><text:span text:style-name="T13"> <text:s text:c="3"/></text:span><text:span text:style-name="T7">def </text:span><text:span text:style-name="T16">traceback</text:span><text:span text:style-name="T9">(</text:span><text:span text:style-name="T11">self</text:span><text:span text:style-name="T9">) -&gt; </text:span><text:span text:style-name="T12">str</text:span><text:span text:style-name="T9">:</text:span><text:span text:style-name="T5"><text:line-break/></text:span><text:span text:style-name="T9"> <text:s text:c="7"/></text:span><text:span text:style-name="T7">if </text:span><text:span text:style-name="T11">self</text:span><text:span text:style-name="T9">.target.is_start():</text:span><text:span text:style-name="T5"><text:line-break/></text:span><text:span text:style-name="T9"> <text:s text:c="11"/></text:span><text:span text:style-name="T7">return </text:span><text:span text:style-name="T13">''</text:span><text:span text:style-name="T5"><text:line-break/></text:span><text:span text:style-name="T13"> <text:s text:c="7"/></text:span><text:span text:style-name="T7">return </text:span><text:span text:style-name="T11">self</text:span><text:span text:style-name="T9">.origin.traceback() + </text:span><text:span text:style-name="T11">self</text:span><text:span text:style-name="T9">.get_action()</text:span><text:span text:style-name="T5"><text:line-break/><text:line-break/></text:span><text:span text:style-name="T9"> <text:s text:c="3"/></text:span><text:span text:style-name="T7">def </text:span><text:span text:style-name="T16">get_runtime</text:span><text:span text:style-name="T9">(</text:span><text:span text:style-name="T11">self</text:span><text:span text:style-name="T9">) -&gt; </text:span><text:span text:style-name="T12">int</text:span><text:span text:style-name="T9">:</text:span><text:span text:style-name="T5"><text:line-break/></text:span><text:span text:style-name="T9"> <text:s text:c="7"/>time = </text:span><text:span text:style-name="T15">0</text:span><text:span text:style-name="T5"><text:line-break/></text:span><text:span text:style-name="T15"> <text:s text:c="7"/></text:span><text:span text:style-name="T7">for </text:span><text:span text:style-name="T9">char </text:span><text:span text:style-name="T7">in </text:span><text:span text:style-name="T11">self</text:span><text:span text:style-name="T9">.traceback():</text:span><text:span text:style-name="T5"><text:line-break/></text:span><text:span text:style-name="T9"> <text:s text:c="11"/></text:span><text:span text:style-name="T7">if </text:span><text:span text:style-name="T9">char == </text:span><text:span text:style-name="T13">'!'</text:span><text:span text:style-name="T9">:</text:span><text:span text:style-name="T5"><text:line-break/></text:span><text:span text:style-name="T9"> <text:s text:c="15"/>time += </text:span><text:span text:style-name="T15">3</text:span><text:span text:style-name="T5"><text:line-break/></text:span><text:span text:style-name="T15"> <text:s text:c="11"/></text:span><text:span text:style-name="T7">else</text:span><text:span text:style-name="T9">:</text:span><text:span text:style-name="T5"><text:line-break/></text:span><text:span text:style-name="T9"> <text:s text:c="15"/>time += </text:span><text:span text:style-name="T15">1</text:span><text:span text:style-name="T5"><text:line-break/></text:span><text:soft-page-break/><text:span text:style-name="T15"> <text:s text:c="7"/></text:span><text:span text:style-name="T7">return </text:span><text:span text:style-name="T9">time</text:span><text:span text:style-name="T5"><text:line-break/><text:line-break/></text:span><text:span text:style-name="T9"> <text:s text:c="3"/></text:span><text:span text:style-name="T7">def </text:span><text:span text:style-name="T10">__str__</text:span><text:span text:style-name="T9">(</text:span><text:span text:style-name="T11">self</text:span><text:span text:style-name="T9">):</text:span><text:span text:style-name="T5"><text:line-break/></text:span><text:span text:style-name="T9"> <text:s text:c="7"/></text:span><text:span text:style-name="T7">return </text:span><text:span text:style-name="T11">self</text:span><text:span text:style-name="T9">.traceback()</text:span><text:span text:style-name="T5"><text:line-break/><text:line-break/><text:line-break/></text:span><text:span text:style-name="T9">building = Building(</text:span><text:span text:style-name="T12">input</text:span><text:span text:style-name="T9">(</text:span><text:span text:style-name="T13">"Enter file: "</text:span><text:span text:style-name="T9">))</text:span><text:span text:style-name="T5"><text:line-break/></text:span><text:span text:style-name="T9">results = []</text:span><text:span text:style-name="T5"><text:line-break/><text:line-break/></text:span><text:span text:style-name="T7">def </text:span><text:span text:style-name="T16">eliminate_actions</text:span><text:span text:style-name="T9">(actions):</text:span><text:span text:style-name="T5"><text:line-break/></text:span><text:span text:style-name="T9"> <text:s text:c="3"/></text:span><text:span text:style-name="T7">for </text:span><text:span text:style-name="T9">action </text:span><text:span text:style-name="T7">in </text:span><text:span text:style-name="T9">actions:</text:span><text:span text:style-name="T5"><text:line-break/></text:span><text:span text:style-name="T9"> <text:s text:c="7"/></text:span><text:span text:style-name="T7">if </text:span><text:span text:style-name="T9">action.target.occupied </text:span><text:span text:style-name="T7">is None</text:span><text:span text:style-name="T9">:</text:span><text:span text:style-name="T5"><text:line-break/></text:span><text:span text:style-name="T9"> <text:s text:c="11"/>action.target.occupied = action.origin</text:span><text:span text:style-name="T5"><text:line-break/></text:span><text:span text:style-name="T9"> <text:s text:c="11"/>action.conquer(building)</text:span><text:span text:style-name="T5"><text:line-break/></text:span><text:span text:style-name="T9"> <text:s text:c="7"/></text:span><text:span text:style-name="T7">if </text:span><text:span text:style-name="T9">action.target.is_end():</text:span><text:span text:style-name="T5"><text:line-break/></text:span><text:span text:style-name="T9"> <text:s text:c="11"/>results.append(</text:span><text:span text:style-name="T13">f"(</text:span><text:span text:style-name="T7">{</text:span><text:span text:style-name="T9">action.get_runtime()</text:span><text:span text:style-name="T7">:</text:span><text:span text:style-name="T13">3.0f</text:span><text:span text:style-name="T7">}</text:span><text:span text:style-name="T13">s) </text:span><text:span text:style-name="T7">{</text:span><text:span text:style-name="T9">action.traceback()</text:span><text:span text:style-name="T7">}</text:span><text:span text:style-name="T13">"</text:span><text:span text:style-name="T9">)</text:span><text:span text:style-name="T5"><text:line-break/></text:span><text:span text:style-name="T9"> <text:s text:c="11"/></text:span><text:span text:style-name="T7">return</text:span><text:span text:style-name="T5"><text:line-break/><text:line-break/><text:line-break/></text:span><text:span text:style-name="T9">Action(building.start).conquer(building)</text:span><text:span text:style-name="T5"><text:line-break/></text:span><text:span text:style-name="T7">for </text:span><text:span text:style-name="T9">j </text:span><text:span text:style-name="T7">in </text:span><text:span text:style-name="T12">range</text:span><text:span text:style-name="T9">(</text:span><text:span text:style-name="T15">500</text:span><text:span text:style-name="T9">):</text:span><text:span text:style-name="T5"><text:line-break/></text:span><text:span text:style-name="T9"> <text:s text:c="3"/>eliminate_actions(building.schedule[</text:span><text:span text:style-name="T15">0</text:span><text:span text:style-name="T9">])</text:span><text:span text:style-name="T5"><text:line-break/></text:span><text:span text:style-name="T9"> <text:s text:c="3"/>building.schedule.pop(</text:span><text:span text:style-name="T15">0</text:span><text:span text:style-name="T9">)</text:span><text:span text:style-name="T5"><text:line-break/></text:span><text:span text:style-name="T9"> <text:s text:c="3"/>building.schedule.append([])</text:span><text:span text:style-name="T5"><text:line-break/></text:span><text:span text:style-name="T9">results.sort()</text:span><text:span text:style-name="T5"><text:line-break/></text:span><text:span text:style-name="T12">print</text:span><text:span text:style-name="T9">(</text:span><text:span text:style-name="T13">"</text:span><text:span text:style-name="T7">\n</text:span><text:span text:style-name="T13">Result ="</text:span><text:span text:style-name="T9">, results[</text:span><text:span text:style-name="T15">0</text:span><text:span text:style-name="T9">])</text:span><text:span text:style-name="T5"><text:line-break/></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1142"/>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1:27:58.993571852</meta:creation-date>
    <meta:editing-duration>PT54S</meta:editing-duration>
    <meta:editing-cycles>2</meta:editing-cycles>
    <meta:generator>LibreOffice/7.3.7.2$Linux_X86_64 LibreOffice_project/30$Build-2</meta:generator>
    <dc:date>2023-11-12T12:04:09.885408563</dc:date>
    <meta:document-statistic meta:table-count="0" meta:image-count="0" meta:object-count="0" meta:page-count="5" meta:paragraph-count="22" meta:word-count="788" meta:character-count="7158" meta:non-whitespace-character-count="5249"/>
  </office:meta>
</office:document-meta>
</file>